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7980a" officeooo:paragraph-rsid="0007980a"/>
    </style:style>
    <style:style style:name="P2" style:family="paragraph" style:parent-style-name="Heading_20_3">
      <style:text-properties officeooo:rsid="0007980a"/>
    </style:style>
    <style:style style:name="P3" style:family="paragraph" style:parent-style-name="Standard">
      <style:text-properties officeooo:rsid="0007980a" officeooo:paragraph-rsid="0007980a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de:</text:p>
      <text:p text:style-name="P3"/>
      <text:p text:style-name="P3">import java.io.File;</text:p>
      <text:p text:style-name="P3"/>
      <text:p text:style-name="P3">public class FileExistenceChecker {</text:p>
      <text:p text:style-name="P3"><text:s text:c="4"/>public static void main(String[] args) {</text:p>
      <text:p text:style-name="P3"><text:s text:c="8"/>// Specify the filename</text:p>
      <text:p text:style-name="P3"><text:s text:c="8"/>String filename = "myfile.txt";</text:p>
      <text:p text:style-name="P3"><text:s text:c="8"/></text:p>
      <text:p text:style-name="P3"><text:s text:c="8"/>// Create a File object with the specified filename</text:p>
      <text:p text:style-name="P3"><text:s text:c="8"/>File file = new File(filename);</text:p>
      <text:p text:style-name="P3"><text:s text:c="8"/></text:p>
      <text:p text:style-name="P3"><text:s text:c="8"/>// Check if the file exists</text:p>
      <text:p text:style-name="P3"><text:s text:c="8"/>if (file.exists()) {</text:p>
      <text:p text:style-name="P3"><text:s text:c="12"/>System.out.println("File exists");</text:p>
      <text:p text:style-name="P3"><text:s text:c="8"/>} else {</text:p>
      <text:p text:style-name="P3"><text:s text:c="12"/>System.out.println("File not found");</text:p>
      <text:p text:style-name="P3"><text:s text:c="8"/>}</text:p>
      <text:p text:style-name="P3"><text:s text:c="4"/>}</text:p>
      <text:p text:style-name="P3">}</text:p>
      <text:p text:style-name="P3"/>
      <text:p text:style-name="P3"/>
      <text:h text:style-name="P1" text:outline-level="3">Explanation:</text:h>
      <text:list xml:id="list3566171144" text:style-name="L1">
        <text:list-item>
          <text:p text:style-name="P4"><text:span text:style-name="Strong_20_Emphasis">Import Statement</text:span>: <text:span text:style-name="Source_20_Text">import java.io.File;</text:span> imports the <text:span text:style-name="Source_20_Text">File</text:span> class from the <text:span text:style-name="Source_20_Text">java.io</text:span> package, which is necessary for working with files and directories.</text:p>
        </text:list-item>
        <text:list-item>
          <text:p text:style-name="P4"><text:span text:style-name="Strong_20_Emphasis">Main Method</text:span>: The <text:span text:style-name="Source_20_Text">main</text:span> method is the entry point of the Java program.</text:p>
        </text:list-item>
        <text:list-item>
          <text:p text:style-name="P4"><text:span text:style-name="Strong_20_Emphasis">Filename Specification</text:span>: <text:span text:style-name="Source_20_Text">String filename = "myfile.txt";</text:span> specifies the name of the file we want to check for existence. Adjust this to the filename you want to check.</text:p>
        </text:list-item>
        <text:list-item>
          <text:p text:style-name="P4"><text:span text:style-name="Strong_20_Emphasis">File Object Creation</text:span>: <text:span text:style-name="Source_20_Text">File file = new File(filename);</text:span> creates a new <text:span text:style-name="Source_20_Text">File</text:span> object with the specified filename.</text:p>
        </text:list-item>
        <text:list-item>
          <text:p text:style-name="P4"><text:span text:style-name="Strong_20_Emphasis">Existence Check</text:span>: <text:span text:style-name="Source_20_Text">if (file.exists()) { ... }</text:span> checks if the file exists in the current directory. The <text:span text:style-name="Source_20_Text">exists()</text:span> method returns <text:span text:style-name="Source_20_Text">true</text:span> if the file exists; otherwise, it returns <text:span text:style-name="Source_20_Text">false</text:span>.</text:p>
        </text:list-item>
        <text:list-item>
          <text:p text:style-name="P4"><text:span text:style-name="Strong_20_Emphasis">Output</text:span>: Depending on whether the file exists or not, the program prints either "File exists" or "File not found".</text:p>
        </text:list-item>
      </text:list>
      <text:h text:style-name="P2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5:06:59.184544015</meta:creation-date>
    <dc:date>2024-06-22T15:11:09.170733022</dc:date>
    <meta:editing-duration>PT4M11S</meta:editing-duration>
    <meta:editing-cycles>1</meta:editing-cycles>
    <meta:document-statistic meta:table-count="0" meta:image-count="0" meta:object-count="0" meta:page-count="1" meta:paragraph-count="25" meta:word-count="188" meta:character-count="1278" meta:non-whitespace-character-count="1007"/>
    <meta:generator>LibreOffice/7.3.7.2$Linux_X86_64 LibreOffice_project/30$Build-2</meta:generator>
  </office:meta>
</office:document-meta>
</file>